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9.35cm" fo:min-width="9.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3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427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justify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0.3cm" svg:height="9.6cm" svg:x="5.1cm" svg:y="6.217cm">
          <text:p/>
          <draw:enhanced-geometry svg:viewBox="0 0 21600 21600" draw:glue-points="0 0 0 10800 0 21600 10800 21600 21600 21600 10800 10800" draw:text-areas="1900 12700 12700 19700" draw:mirror-vertical="true" draw:type="right-triangle" draw:enhanced-path="M 0 0 L 21600 21600 0 21600 0 0 Z N"/>
        </draw:custom-shape>
        <draw:frame draw:style-name="gr2" draw:text-style-name="P3" draw:layer="layout" svg:width="3.8cm" svg:height="1.517cm" svg:x="8.5cm" svg:y="4.5cm">
          <draw:text-box>
            <text:p>Ankathete</text:p>
            <text:p text:style-name="P2"><text:span text:style-name="T1">Bike Distance</text:span></text:p>
          </draw:text-box>
        </draw:frame>
        <draw:frame draw:style-name="gr3" draw:text-style-name="P3" draw:layer="layout" svg:width="4.7cm" svg:height="1.517cm" draw:transform="rotate (1.5707963267949) translate (3.4cm 12.917cm)">
          <draw:text-box>
            <text:p>Gegenkathete</text:p>
            <text:p><text:span text:style-name="T1">Distance Car</text:span></text:p>
          </draw:text-box>
        </draw:frame>
        <draw:frame draw:style-name="gr4" draw:text-style-name="P5" draw:layer="layout" svg:width="4.738cm" svg:height="1.677cm" draw:transform="rotate (0.785398163397448) translate (8.564cm 13.067cm)">
          <draw:text-box>
            <text:p text:style-name="P4">Hypothenuse</text:p>
            <text:p text:style-name="P4"><text:span text:style-name="T1">Sensor Distance</text:span></text:p>
          </draw:text-box>
        </draw:frame>
        <draw:frame draw:style-name="gr5" draw:text-style-name="P3" draw:layer="layout" svg:width="1.459cm" svg:height="0.962cm" svg:x="12.9cm" svg:y="6.4cm">
          <draw:text-box>
            <text:p>45°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5T21:12:11.165000000</meta:creation-date>
    <dc:date>2019-01-15T21:23:08.514000000</dc:date>
    <meta:editing-duration>PT44S</meta:editing-duration>
    <meta:editing-cycles>1</meta:editing-cycles>
    <meta:document-statistic meta:object-count="5"/>
    <meta:generator>LibreOffice/6.1.4.2$Windows_X86_64 LibreOffice_project/9d0f32d1f0b509096fd65e0d4bec26ddd1938fd3</meta:generator>
  </office:meta>
</office:document-meta>
</file>